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ynchronizedBuffer.g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ynchronizedBuffer.decorate( Buffer buff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ynchronizedBuffer.remov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SynchronizedBuffer.getBuff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ynchronizedBuffer.SynchronizedBuffer( Buffer buff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ynchronizedBuffer.SynchronizedBuffer( Buffer buffer , Object loc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